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vice" table:style-name="ta1">
        <table:table-column table:style-name="co1" table:default-cell-style-name="ce4"/>
        <table:table-column table:style-name="co2" table:number-columns-repeated="240" table:default-cell-style-name="ce2"/>
        <table:table-column table:style-name="co2" table:number-columns-repeated="16128" table:default-cell-style-name="ce1"/>
        <table:table-column table:style-name="co2" table:number-columns-repeated="15" table:default-cell-style-name="ce2"/>
        <table:table-row table:style-name="ro1">
          <table:table-cell office:value-type="string" table:style-name="ce3">
            <text:p>sn</text:p>
          </table:table-cell>
          <table:table-cell office:value-type="string" table:style-name="ce1">
            <text:p>manager_pos</text:p>
          </table:table-cell>
          <table:table-cell office:value-type="string" table:style-name="ce1">
            <text:p>stuff_pos</text:p>
          </table:table-cell>
          <table:table-cell office:value-type="string" table:style-name="ce1">
            <text:p>it_po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5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6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6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6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6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6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7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19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3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2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3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8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5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8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8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8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5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6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5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5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8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7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4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1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4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4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4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5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1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4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4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3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3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4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3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0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4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1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2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1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2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1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0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1-9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0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1-9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1-9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1-9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2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8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1-9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0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0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1-9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6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5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0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0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6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3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6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3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2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3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6-9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6-9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0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2-8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7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0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9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94-59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6-9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5-3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1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99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5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3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3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2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8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8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0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6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7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6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9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5-67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2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6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3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17-2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1-30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1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1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0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0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6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0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4-7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5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0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4-9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2-1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4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6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39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6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54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37-0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26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3-99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5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26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2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2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23-2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62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184-6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79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79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7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78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79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8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79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7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02-7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0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19-99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7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50-020-38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30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402-113-06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1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hpMyAdmin 5.0.4</meta:initial-creator>
    <dc:creator>samsung</dc:creator>
    <meta:creation-date>2021-10-28T22:23:16Z</meta:creation-date>
    <dc:date>2021-10-28T22:01:53Z</dc:date>
  </office:meta>
</office:document-meta>
</file>